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맑은 고딕" svg:font-family="'맑은 고딕'" style:font-family-generic="system" style:font-pitch="variable"/>
  </office:font-face-decls>
  <office:automatic-styles>
    <style:style style:name="P1" style:family="paragraph" style:parent-style-name="Standard">
      <style:text-properties officeooo:rsid="0007e3a5" officeooo:paragraph-rsid="000b59b8"/>
    </style:style>
    <style:style style:name="P1" style:family="paragraph" style:parent-style-name="Standard">
      <style:text-properties officeooo:rsid="0007e3a5" officeooo:paragraph-rsid="000b59b8"/>
    </style:style>
  </office:automatic-styles>
  <office:body>
    <office:text>
      <text:p text:style-name="P1">asd</text:p>
      <text:p text:style-name="P1">asd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맑은 고딕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바탕" fo:font-size="12pt" fo:language="en" fo:country="US" style:letter-kerning="true" style:font-name-asian="맑은 고딕" style:font-size-asian="10.5pt" style:language-asian="ko" style:country-asian="KR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바탕" fo:font-size="12pt" fo:language="en" fo:country="US" style:letter-kerning="true" style:font-name-asian="맑은 고딕" style:font-size-asian="10.5pt" style:language-asian="ko" style:country-asian="KR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맑은 고딕" style:font-family-asian="'맑은 고딕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7T18:04:21.124000000</meta:creation-date>
    <dc:date>2021-05-17T18:05:13.017000000</dc:date>
    <meta:editing-duration>PT53S</meta:editing-duration>
    <meta:editing-cycles>1</meta:editing-cycles>
    <meta:document-statistic meta:table-count="0" meta:image-count="0" meta:object-count="0" meta:page-count="1" meta:paragraph-count="1" meta:word-count="1" meta:character-count="111" meta:non-whitespace-character-count="111"/>
    <meta:generator>LibreOffice/7.1.2.2$Windows_X86_64 LibreOffice_project/8a45595d069ef5570103caea1b71cc9d82b2aae4</meta:generator>
  </office:meta>
</office:document-meta>
</file>